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normal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909cm"/>
    </style:style>
    <style:style style:name="Tabelle1.B" style:family="table-column">
      <style:table-column-properties style:column-width="11.478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2.593cm"/>
    </style:style>
    <style:style style:name="Tabelle2.B" style:family="table-column">
      <style:table-column-properties style:column-width="11.793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2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" style:family="paragraph" style:parent-style-name="Standard">
      <style:paragraph-properties fo:line-height="0.499cm"/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5" style:family="paragraph" style:parent-style-name="Frame_20_contents">
      <style:paragraph-properties fo:margin-left="0cm" fo:margin-right="0cm" fo:text-align="end" style:justify-single-word="false" fo:text-indent="0cm" style:auto-text-indent="false" style:punctuation-wrap="simple"/>
    </style:style>
    <style:style style:name="P6" style:family="paragraph" style:parent-style-name="Footer">
      <style:text-properties style:font-name="Noto Sans Light"/>
    </style:style>
    <style:style style:name="P7" style:family="paragraph" style:parent-style-name="Standard">
      <style:paragraph-properties fo:text-align="end" style:justify-single-word="false"/>
      <style:text-properties style:font-name="Loma"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oma" fo:font-size="12pt" style:font-size-asian="12pt" style:font-name-complex="Arial1" style:font-size-complex="12pt"/>
    </style:style>
    <style:style style:name="P9" style:family="paragraph" style:parent-style-name="Standard">
      <style:text-properties style:font-name="Loma" fo:font-size="12pt" style:font-size-asian="12pt" style:font-name-complex="Arial1" style:font-size-complex="12pt"/>
    </style:style>
    <style:style style:name="P10" style:family="paragraph" style:parent-style-name="Standard">
      <style:text-properties style:font-name="Loma" fo:font-size="6pt" style:font-size-asian="6pt" style:font-size-complex="6pt"/>
    </style:style>
    <style:style style:name="P11" style:family="paragraph" style:parent-style-name="Standard">
      <style:paragraph-properties fo:text-align="end" style:justify-single-word="false"/>
      <style:text-properties style:font-name="Loma"/>
    </style:style>
    <style:style style:name="P12" style:family="paragraph" style:parent-style-name="Standard">
      <style:text-properties style:font-name="Loma" fo:font-size="11pt" style:font-size-asian="11pt" style:font-name-complex="Arial1" style:font-size-complex="11pt"/>
    </style:style>
    <style:style style:name="P13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style:font-size-asian="11pt" style:font-name-complex="Arial1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"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7" style:family="paragraph" style:parent-style-name="Standard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P23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24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officeooo:paragraph-rsid="0004e16d"/>
    </style:style>
    <style:style style:name="P26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font-size="11pt" style:font-size-asian="11pt" style:font-size-complex="11pt"/>
    </style:style>
    <style:style style:name="P27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"/>
    </style:style>
    <style:style style:name="T3" style:family="text">
      <style:text-properties style:font-name="Loma" fo:font-size="16pt" style:font-size-asian="16pt" style:font-size-complex="16pt"/>
    </style:style>
    <style:style style:name="T4" style:family="text">
      <style:text-properties style:font-name="Loma" fo:font-size="12pt" style:font-size-asian="12pt" style:font-name-complex="Arial1" style:font-size-complex="12pt"/>
    </style:style>
    <style:style style:name="T5" style:family="text">
      <style:text-properties style:font-name="Loma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" fo:font-size="6pt" style:font-size-asian="6pt" style:font-size-complex="6pt"/>
    </style:style>
    <style:style style:name="T7" style:family="text">
      <style:text-properties style:font-name="Loma" fo:font-size="11pt" style:font-size-asian="11pt" style:font-name-complex="Arial1" style:font-size-complex="11pt"/>
    </style:style>
    <style:style style:name="T8" style:family="text">
      <style:text-properties style:font-name="Loma" fo:font-size="11pt" style:font-size-asian="11pt" style:font-size-complex="11pt"/>
    </style:style>
    <style:style style:name="T9" style:family="text"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" fo:font-size="14pt" style:text-underline-style="none" style:font-size-asian="14pt" style:font-name-complex="Loma1" style:font-size-complex="14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text-underline-style="none"/>
    </style:style>
    <style:style style:name="T18" style:family="text">
      <style:text-properties style:use-window-font-color="true" loext:opacity="0%" style:font-name="Loma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19" style:family="text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0" style:family="text">
      <style:text-properties style:use-window-font-color="true" loext:opacity="0%" style:font-name="Loma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1" style:family="text">
      <style:text-properties style:use-window-font-color="true" loext:opacity="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2" style:family="text">
      <style:text-properties style:use-window-font-color="true" loext:opacity="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3" style:family="text">
      <style:text-properties fo:color="#2a6099" loext:opacity="10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4" style:family="text"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5" style:family="text">
      <style:text-properties fo:color="#2a6099" loext:opacity="100%" style:font-name="Loma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6" style:family="text">
      <style:text-properties fo:color="#2a6099" loext:opacity="100%" style:font-name="Loma" fo:font-size="14pt" fo:language="de" fo:country="DE" style:text-underline-style="none" style:letter-kerning="true" style:font-name-asian="NSimSun" style:font-size-asian="14pt" style:language-asian="zh" style:country-asian="CN" style:font-size-complex="14pt" style:language-complex="hi" style:country-complex="IN"/>
    </style:style>
    <style:style style:name="T27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31cm" fo:margin-top="0cm" fo:margin-bottom="0.538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3"/>
      <text:p text:style-name="P7" loext:marker-style-name="T3"><draw:custom-shape text:anchor-type="char" draw:z-index="0" draw:name="Textrahmen 1" draw:style-name="gr2" draw:text-style-name="P27" svg:width="4.917cm" svg:height="1.061cm" svg:x="1.15cm" svg:y="0.138cm"><text:p text:style-name="P1" loext:marker-style-name="T16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6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27" svg:width="10.32cm" svg:height="3.282cm" svg:x="6.161cm" svg:y="0.056cm"><text:p text:style-name="P5" loext:marker-style-name="T17"><text:span text:style-name="T15">{antragsteller.vorname} {antragsteller.nachname}</text:span><text:span text:style-name="T15"/></text:p><text:p text:style-name="P5" loext:marker-style-name="T17"><text:span text:style-name="T15">{antragsteller.straße}</text:span><text:span text:style-name="T15"/></text:p><text:p text:style-name="P5" loext:marker-style-name="T17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 loext:marker-style-name="T4"/>
      <text:p text:style-name="P9" loext:marker-style-name="T4"/>
      <text:p text:style-name="P9" loext:marker-style-name="T4"/>
      <text:p text:style-name="P9" loext:marker-style-name="T4"/>
      <text:section text:style-name="Sect1" text:name="TextSection">
        <text:p text:style-name="Standard" loext:marker-style-name="T2"><text:span text:style-name="T18">{antragsteller.vorname}</text:span><text:span text:style-name="T5"> </text:span><text:span text:style-name="T18">{antragsteller.nachname}</text:span><text:span text:style-name="T5"> - {</text:span><text:span text:style-name="T18">antragsteller.</text:span><text:span text:style-name="T5">straße} - {</text:span><text:span text:style-name="T18">antragsteller.</text:span><text:span text:style-name="T5">plz} {</text:span><text:span text:style-name="T18">antragsteller.</text:span><text:span text:style-name="T5">ort}</text:span></text:p>
        <text:p text:style-name="P10" loext:marker-style-name="T6"/>
        <text:p text:style-name="P2">{grundbuchamt.name}</text:p>
        <text:p text:style-name="P3">{grundbuchamt.straße} </text:p>
        <text:p text:style-name="P3">{grundbuchamt.plz} {grundbuchamt.ort}</text:p>
        <text:p text:style-name="P7" loext:marker-style-name="T3"/>
        <text:p text:style-name="P16" loext:marker-style-name="T2"><text:span text:style-name="T20">{antragsteller.email}</text:span><text:span text:style-name="T20"/></text:p>
        <text:p text:style-name="P16" loext:marker-style-name="T2"><text:span text:style-name="T20">{antragsteller.telefonnummer}</text:span><text:span text:style-name="T20"/></text:p>
        <text:p text:style-name="P11" loext:marker-style-name="T2"/>
        <text:p text:style-name="P17" loext:marker-style-name="T19"/>
        <text:p text:style-name="P12" loext:marker-style-name="T7"/>
      </text:section>
      <text:section text:style-name="Sect2" text:name="Bereich1">
        <text:p text:style-name="P16" loext:marker-style-name="T2"><text:span text:style-name="T7">{datum}</text:span><text:span text:style-name="T7"/></text:p>
        <text:p text:style-name="P13" loext:marker-style-name="T7"/>
        <text:p text:style-name="P18" loext:marker-style-name="T2"><text:span text:style-name="T11">Antrag auf Grundbuchberichtigung aufgrund eines Sterbefalls</text:span><text:span text:style-name="T11"/></text:p>
        <text:p text:style-name="P14" loext:marker-style-name="T8"/>
        <text:p text:style-name="P18" loext:marker-style-name="T2"><text:span text:style-name="T9">Ich beantrage die Berichtigung des Grundbuchs aufgrund Sterbefalls.</text:span><text:span text:style-name="T9"/></text:p>
        <text:p text:style-name="P22" loext:marker-style-name="T23"/>
        <text:p text:style-name="P24" loext:marker-style-name="T26"><text:span text:style-name="T26">Erblasser:</text:span><text:span text:style-name="T26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19" loext:marker-style-name="T2"><text:span text:style-name="T25">Vorname:</text:span><text:span text:style-name="T25"/></text:p>
            </table:table-cell>
            <table:table-cell table:style-name="Tabelle1.A1" office:value-type="string">
              <text:p text:style-name="P19" loext:marker-style-name="T2"><text:span text:style-name="T10">{erblasser.vorname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19" loext:marker-style-name="T2"><text:span text:style-name="T25">Nachname:</text:span><text:span text:style-name="T25"/></text:p>
            </table:table-cell>
            <table:table-cell table:style-name="Tabelle1.A1" office:value-type="string">
              <text:p text:style-name="P19" loext:marker-style-name="T2"><text:span text:style-name="T10">{erblasser.nachname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19" loext:marker-style-name="T2"><text:span text:style-name="T25">Geburtsdatum:</text:span><text:span text:style-name="T25"/></text:p>
            </table:table-cell>
            <table:table-cell table:style-name="Tabelle1.A1" office:value-type="string">
              <text:p text:style-name="P19" loext:marker-style-name="T2"><text:span text:style-name="T10">{erblasser._geburtsdatum}</text:span><text:span text:style-name="T10"/></text:p>
            </table:table-cell>
          </table:table-row>
        </table:table>
        <text:p text:style-name="P22" loext:marker-style-name="T23"/>
        <text:p text:style-name="P24" loext:marker-style-name="T26"><text:span text:style-name="T26">Grundstück:</text:span><text:span text:style-name="T26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9" loext:marker-style-name="T2"><text:span text:style-name="T25">Gemarkung:</text:span><text:span text:style-name="T25"/></text:p>
            </table:table-cell>
            <table:table-cell table:style-name="Tabelle2.A1" office:value-type="string">
              <text:p text:style-name="P19" loext:marker-style-name="T2"><text:span text:style-name="T10">{grundstueck.gemark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19" loext:marker-style-name="T2"><text:span text:style-name="T25">Blattnummer:</text:span><text:span text:style-name="T25"/></text:p>
            </table:table-cell>
            <table:table-cell table:style-name="Tabelle2.A1" office:value-type="string">
              <text:p text:style-name="P19" loext:marker-style-name="T2"><text:span text:style-name="T10">{grundstueck.blattnumme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19" loext:marker-style-name="T2"><text:span text:style-name="T25">Anschrift:</text:span><text:span text:style-name="T25"/></text:p>
            </table:table-cell>
            <table:table-cell table:style-name="Tabelle2.A1" office:value-type="string">
              <text:p text:style-name="P19" loext:marker-style-name="T2"><text:span text:style-name="T10">{grundstueck.straße}</text:span><text:span text:style-name="T10"/></text:p>
              <text:p text:style-name="P19" loext:marker-style-name="T2"><text:span text:style-name="T10">{grundstueck.plz} {grundstueck.ort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0" loext:marker-style-name="T2"><text:span text:style-name="T25">Flur:</text:span><text:span text:style-name="T25"/></text:p>
            </table:table-cell>
            <table:table-cell table:style-name="Tabelle2.A1" office:value-type="string">
              <text:p text:style-name="P20" loext:marker-style-name="T2"><text:span text:style-name="T10">{grundstueck.flu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1" loext:marker-style-name="T2"><text:span text:style-name="T25">Flurstück:</text:span><text:span text:style-name="T25"/></text:p>
            </table:table-cell>
            <table:table-cell table:style-name="Tabelle2.A1" office:value-type="string">
              <text:p text:style-name="P21" loext:marker-style-name="T2"><text:span text:style-name="T10">{grundstueck.flurstück}</text:span><text:span text:style-name="T10"/></text:p>
            </table:table-cell>
          </table:table-row>
        </table:table>
        <text:p text:style-name="P26" loext:marker-style-name="T27"/>
        <text:p text:style-name="P24" loext:marker-style-name="T26"><text:span text:style-name="T26">Erbnachweis: </text:span><text:span text:style-name="T21">{erbnachweis.erbnachweis} {erbnachweis.aktenzeichenNachlassgericht}</text:span></text:p>
        <text:p text:style-name="P25" loext:marker-style-name="T22"><text:span text:style-name="T22">{#erbnachweis.erbnachweisGerichtbekannt}</text:span></text:p>
        <text:p text:style-name="P25" loext:marker-style-name="T22"><text:span text:style-name="T22"/></text:p>
        <text:p text:style-name="P25" loext:marker-style-name="T22"><text:span text:style-name="T22">Es wird um Beiziehung des Erbnachweises beim dortigen Nachlassgericht gebeten.</text:span></text:p>
        <text:p text:style-name="P24" loext:marker-style-name="T22"><text:span text:style-name="T22">{/}</text:span></text:p>
        <text:p text:style-name="P25" loext:marker-style-name="T22"><text:span text:style-name="T22">{#weitererGrundbesitz}</text:span></text:p>
        <text:p text:style-name="P25" loext:marker-style-name="T22"><text:span text:style-name="T22"/></text:p>
        <text:p text:style-name="P25" loext:marker-style-name="T22"><text:span text:style-name="T22">Sollte noch weiterer Grundbesitz des Erblassers vorhanden sein, beantrage ich auch die Berichtigung dessen.</text:span></text:p>
        <text:p text:style-name="P25" loext:marker-style-name="T22"><text:span text:style-name="T22">{/}</text:span><text:span text:style-name="T22"/></text:p>
        <text:p text:style-name="P23" loext:marker-style-name="T24"/>
        <text:p text:style-name="P24" loext:marker-style-name="T2"><text:soft-page-break/><text:span text:style-name="T9">Mit freundlichen Grüßen</text:span><text:span text:style-name="T9"/></text:p>
        <text:p text:style-name="P15" loext:marker-style-name="T9"/>
        <text:p text:style-name="P24" loext:marker-style-name="T2"><text:span text:style-name="T9">_______________________</text:span><text:span text:style-name="T9"/></text:p>
        <text:p text:style-name="P24" loext:marker-style-name="T2"><text:span text:style-name="T20">{antragsteller.vorname}</text:span><text:span text:style-name="T9"> </text:span><text:span text:style-name="T20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4T00:50:17.148008398</dc:date>
    <meta:editing-cycles>218</meta:editing-cycles>
    <meta:editing-duration>PT18H48M43S</meta:editing-duration>
    <meta:generator>LibreOffice/24.2.7.2$Linux_X86_64 LibreOffice_project/420$Build-2</meta:generator>
    <meta:document-statistic meta:table-count="2" meta:image-count="1" meta:object-count="0" meta:page-count="2" meta:paragraph-count="44" meta:word-count="97" meta:character-count="1294" meta:non-whitespace-character-count="1240"/>
    <meta:user-defined meta:name="AppVersion">15.0000</meta:user-defined>
  </office:meta>
</office:document-meta>
</file>